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94.6" calcext:value-type="float">
            <text:p>94,6</text:p>
          </table:table-cell>
          <table:table-cell office:value-type="float" office:value="0.35045502" calcext:value-type="float">
            <text:p>0,35045502</text:p>
          </table:table-cell>
          <table:table-cell table:style-name="ce4" office:value-type="float" office:value="0.00004531" calcext:value-type="float">
            <text:p>0,00004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95.43" calcext:value-type="float">
            <text:p>95,43</text:p>
          </table:table-cell>
          <table:table-cell office:value-type="float" office:value="0.32131689" calcext:value-type="float">
            <text:p>0,32131689</text:p>
          </table:table-cell>
          <table:table-cell table:style-name="ce4" office:value-type="float" office:value="0.00000392" calcext:value-type="float">
            <text:p>0,00000392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0.830000000000013" calcext:value-type="float">
            <text:p>-0,830000000000013</text:p>
          </table:table-cell>
          <table:table-cell table:formula="of:=[.C2]-[.C3]" office:value-type="float" office:value="0.02913813" calcext:value-type="float">
            <text:p>0,02913813</text:p>
          </table:table-cell>
          <table:table-cell table:formula="of:=[.D2]-[.D3]" office:value-type="float" office:value="0.00004139" calcext:value-type="float">
            <text:p>0,00004139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2:56:31.2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2:57:52.120000000</dc:date>
    <meta:editing-duration>PT3H9M10S</meta:editing-duration>
    <meta:editing-cycles>6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